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7.477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5.212cm"/>
    </style:style>
    <style:style style:name="co8" style:family="table-column">
      <style:table-column-properties fo:break-before="auto" style:column-width="4.514cm"/>
    </style:style>
    <style:style style:name="co9" style:family="table-column">
      <style:table-column-properties fo:break-before="auto" style:column-width="5.253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96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fff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2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text-align-source="fix" style:repeat-content="false" fo:border-left="none" fo:border-right="1.5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40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none" fo:border-left="none" fo:border-right="0.74pt solid #000000" style:rotation-align="none" fo:border-top="none"/>
    </style:style>
    <style:style style:name="ce145" style:family="table-cell" style:parent-style-name="Default" style:data-style-name="N0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109"/>
        <table:table-column table:style-name="co4" table:default-cell-style-name="ce109"/>
        <table:table-column table:style-name="co5" table:number-columns-repeated="2" table:default-cell-style-name="ce109"/>
        <table:table-column table:style-name="co6" table:number-columns-repeated="2" table:default-cell-style-name="Default"/>
        <table:table-column table:style-name="co7" table:default-cell-style-name="ce109"/>
        <table:table-column table:style-name="co8" table:default-cell-style-name="ce109"/>
        <table:table-column table:style-name="co5" table:default-cell-style-name="ce109"/>
        <table:table-column table:style-name="co9" table:default-cell-style-name="ce109"/>
        <table:table-column table:style-name="co10" table:default-cell-style-name="ce96"/>
        <table:table-column table:style-name="co6" table:default-cell-style-name="Default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9" table:default-cell-style-name="ce96"/>
        <table:table-column table:style-name="co6" table:number-columns-repeated="46" table:default-cell-style-name="Default"/>
        <table:table-column table:style-name="co5" table:number-columns-repeated="960" table:default-cell-style-name="Default"/>
        <table:table-row table:style-name="ro1">
          <table:table-cell table:number-columns-repeated="2"/>
          <table:table-cell table:style-name="ce96" table:number-columns-repeated="4"/>
          <table:table-cell table:number-columns-repeated="2"/>
          <table:table-cell table:style-name="ce96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Tmi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Tmax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10"/>
          <table:table-cell table:number-columns-repeated="1006"/>
        </table:table-row>
        <table:table-row table:style-name="ro2">
          <table:table-cell table:number-columns-repeated="2"/>
          <table:table-cell table:style-name="ce105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12" office:value-type="string" calcext:value-type="string">
            <text:p>AEMET</text:p>
          </table:table-cell>
          <table:table-cell table:style-name="ce116" office:value-type="string" calcext:value-type="string">
            <text:p>ERA5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office:value-type="string" calcext:value-type="string">
            <text:p><text:span text:style-name="T1">ERA5</text:span><text:span text:style-name="T2">MIN</text:span><text:span text:style-name="T3"> – ERA5Land</text:span><text:span text:style-name="T2"> MAX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133" office:value-type="string" calcext:value-type="string">
            <text:p><text:span text:style-name="T1">ERA5</text:span><text:span text:style-name="T2">MIN</text:span><text:span text:style-name="T3"> – ERA5Land</text:span><text:span text:style-name="T2"> MIN, GEOP</text:span></text:p>
          </table:table-cell>
          <table:table-cell table:style-name="ce136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41" office:value-type="string" calcext:value-type="string">
            <text:p><text:span text:style-name="T1">ERA5</text:span><text:span text:style-name="T2">MIN</text:span><text:span text:style-name="T3"> – ERA5</text:span><text:span text:style-name="T2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09" office:value-type="string" calcext:value-type="string">
            <text:p><text:span text:style-name="T1">ERA5</text:span><text:span text:style-name="T2">MAX</text:span><text:span text:style-name="T3"> – ERA5</text:span><text:span text:style-name="T2">MAX,GEOP</text:span>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7" calcext:value-type="float">
            <text:p>16,9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12" calcext:value-type="float">
            <text:p>29,12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25" table:formula="of:=[.D4]-[.H4]" office:value-type="float" office:value="1.62" calcext:value-type="float">
            <text:p>1,6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1" calcext:value-type="float">
            <text:p>27,51</text:p>
          </table:table-cell>
          <table:table-cell table:style-name="ce134" table:formula="of:=[.F4]-[.K4]" office:value-type="float" office:value="1.61" calcext:value-type="float">
            <text:p>1,61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4" calcext:value-type="float">
            <text:p>15,04</text:p>
          </table:table-cell>
          <table:table-cell table:style-name="ce142" table:formula="of:=[.D4]-[.N4]" office:value-type="float" office:value="1.93" calcext:value-type="float">
            <text:p>1,9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14" calcext:value-type="float">
            <text:p>27,14</text:p>
          </table:table-cell>
          <table:table-cell table:style-name="ce145" table:formula="of:=[.F4]-[.Q4]" office:value-type="float" office:value="1.98" calcext:value-type="float">
            <text:p>1,98</text:p>
          </table:table-cell>
          <table:table-cell table:style-name="ce98"/>
          <table:table-cell table:number-columns-repeated="100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5.68" calcext:value-type="float">
            <text:p>15,68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7.05" calcext:value-type="float">
            <text:p>27,05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66" calcext:value-type="float">
            <text:p>15,66</text:p>
          </table:table-cell>
          <table:table-cell table:style-name="ce125" table:formula="of:=[.D5]-[.H5]" office:value-type="float" office:value="0.0199999999999996" calcext:value-type="float">
            <text:p>0,0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03" calcext:value-type="float">
            <text:p>27,03</text:p>
          </table:table-cell>
          <table:table-cell table:style-name="ce134" table:formula="of:=[.F5]-[.K5]" office:value-type="float" office:value="0.0199999999999996" calcext:value-type="float">
            <text:p>0,0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3.38" calcext:value-type="float">
            <text:p>13,38</text:p>
          </table:table-cell>
          <table:table-cell table:style-name="ce142" table:formula="of:=[.D5]-[.N5]" office:value-type="float" office:value="2.3" calcext:value-type="float">
            <text:p>2,30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4.52" calcext:value-type="float">
            <text:p>24,52</text:p>
          </table:table-cell>
          <table:table-cell table:style-name="ce145" table:formula="of:=[.F5]-[.Q5]" office:value-type="float" office:value="2.53" calcext:value-type="float">
            <text:p>2,53</text:p>
          </table:table-cell>
          <table:table-cell table:style-name="ce98"/>
          <table:table-cell table:number-columns-repeated="100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77" calcext:value-type="float">
            <text:p>16,7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37" calcext:value-type="float">
            <text:p>29,37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6.71" calcext:value-type="float">
            <text:p>16,71</text:p>
          </table:table-cell>
          <table:table-cell table:style-name="ce125" table:formula="of:=[.D6]-[.H6]" office:value-type="float" office:value="0.0599999999999987" calcext:value-type="float">
            <text:p>0,06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9.31" calcext:value-type="float">
            <text:p>29,31</text:p>
          </table:table-cell>
          <table:table-cell table:style-name="ce134" table:formula="of:=[.F6]-[.K6]" office:value-type="float" office:value="0.0600000000000023" calcext:value-type="float">
            <text:p>0,06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6" calcext:value-type="float">
            <text:p>15,06</text:p>
          </table:table-cell>
          <table:table-cell table:style-name="ce142" table:formula="of:=[.D6]-[.N6]" office:value-type="float" office:value="1.71" calcext:value-type="float">
            <text:p>1,71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5" calcext:value-type="float">
            <text:p>27,55</text:p>
          </table:table-cell>
          <table:table-cell table:style-name="ce145" table:formula="of:=[.F6]-[.Q6]" office:value-type="float" office:value="1.82" calcext:value-type="float">
            <text:p>1,82</text:p>
          </table:table-cell>
          <table:table-cell table:style-name="ce102"/>
          <table:table-cell table:number-columns-repeated="100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3" calcext:value-type="float">
            <text:p>16,93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8.51" calcext:value-type="float">
            <text:p>28,51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2" calcext:value-type="float">
            <text:p>15,2</text:p>
          </table:table-cell>
          <table:table-cell table:style-name="ce125" table:formula="of:=[.D7]-[.H7]" office:value-type="float" office:value="1.73" calcext:value-type="float">
            <text:p>1,7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9" calcext:value-type="float">
            <text:p>26,79</text:p>
          </table:table-cell>
          <table:table-cell table:style-name="ce134" table:formula="of:=[.F7]-[.K7]" office:value-type="float" office:value="1.72" calcext:value-type="float">
            <text:p>1,7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29" calcext:value-type="float">
            <text:p>15,29</text:p>
          </table:table-cell>
          <table:table-cell table:style-name="ce142" table:formula="of:=[.D7]-[.N7]" office:value-type="float" office:value="1.64" calcext:value-type="float">
            <text:p>1,64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" calcext:value-type="float">
            <text:p>26,7</text:p>
          </table:table-cell>
          <table:table-cell table:style-name="ce145" table:formula="of:=[.F7]-[.Q7]" office:value-type="float" office:value="1.81" calcext:value-type="float">
            <text:p>1,81</text:p>
          </table:table-cell>
          <table:table-cell table:style-name="ce102"/>
          <table:table-cell table:number-columns-repeated="100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4:.D7])/4" office:value-type="float" office:value="16.5875" calcext:value-type="float">
            <text:p>16,59</text:p>
          </table:table-cell>
          <table:table-cell table:style-name="ce114"/>
          <table:table-cell table:style-name="ce118" table:formula="of:=SUM([.F7];[.F6];[.F5];[.F4])/4" office:value-type="float" office:value="28.5125" calcext:value-type="float">
            <text:p>28,51</text:p>
          </table:table-cell>
          <table:table-cell table:style-name="ce123"/>
          <table:table-cell table:style-name="ce111" table:formula="of:=SUM([.H7];[.H6];[.H5];[.H4])/4" office:value-type="float" office:value="15.73" calcext:value-type="float">
            <text:p>15,73</text:p>
          </table:table-cell>
          <table:table-cell table:style-name="ce126"/>
          <table:table-cell table:style-name="ce129"/>
          <table:table-cell table:style-name="ce120" table:formula="of:=SUM([.K7];[.K6];[.K5];[.K4])/4" office:value-type="float" office:value="27.66" calcext:value-type="float">
            <text:p>27,66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100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63" calcext:value-type="float">
            <text:p>16,6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28.56" calcext:value-type="float">
            <text:p>28,56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6.37" calcext:value-type="float">
            <text:p>16,37</text:p>
          </table:table-cell>
          <table:table-cell table:style-name="ce125" table:formula="of:=[.D10]-[.H10]" office:value-type="float" office:value="0.259999999999998" calcext:value-type="float">
            <text:p>0,26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3" calcext:value-type="float">
            <text:p>28,3</text:p>
          </table:table-cell>
          <table:table-cell table:style-name="ce134" table:formula="of:=[.F10]-[.K10]" office:value-type="float" office:value="0.259999999999998" calcext:value-type="float">
            <text:p>0,26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42" table:formula="of:=[.D10]-[.N10]" office:value-type="float" office:value="1.28" calcext:value-type="float">
            <text:p>1,28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7.32" calcext:value-type="float">
            <text:p>27,32</text:p>
          </table:table-cell>
          <table:table-cell table:style-name="ce145" table:formula="of:=[.F10]-[.Q10]" office:value-type="float" office:value="1.24" calcext:value-type="float">
            <text:p>1,24</text:p>
          </table:table-cell>
          <table:table-cell table:style-name="ce98"/>
          <table:table-cell table:number-columns-repeated="100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13" calcext:value-type="float">
            <text:p>16,1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12" calcext:value-type="float">
            <text:p>32,12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8" calcext:value-type="float">
            <text:p>14,8</text:p>
          </table:table-cell>
          <table:table-cell table:style-name="ce125" table:formula="of:=[.D11]-[.H11]" office:value-type="float" office:value="1.33" calcext:value-type="float">
            <text:p>1,33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78" calcext:value-type="float">
            <text:p>30,78</text:p>
          </table:table-cell>
          <table:table-cell table:style-name="ce134" table:formula="of:=[.F11]-[.K11]" office:value-type="float" office:value="1.34" calcext:value-type="float">
            <text:p>1,34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2.83" calcext:value-type="float">
            <text:p>12,83</text:p>
          </table:table-cell>
          <table:table-cell table:style-name="ce142" table:formula="of:=[.D11]-[.N11]" office:value-type="float" office:value="3.3" calcext:value-type="float">
            <text:p>3,3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97" calcext:value-type="float">
            <text:p>28,97</text:p>
          </table:table-cell>
          <table:table-cell table:style-name="ce145" table:formula="of:=[.F11]-[.Q11]" office:value-type="float" office:value="3.15" calcext:value-type="float">
            <text:p>3,15</text:p>
          </table:table-cell>
          <table:table-cell table:style-name="ce102"/>
          <table:table-cell table:number-columns-repeated="100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5.75" calcext:value-type="float">
            <text:p>15,75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3.84" calcext:value-type="float">
            <text:p>33,84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2.43" calcext:value-type="float">
            <text:p>12,43</text:p>
          </table:table-cell>
          <table:table-cell table:style-name="ce125" table:formula="of:=[.D12]-[.H12]" office:value-type="float" office:value="3.32" calcext:value-type="float">
            <text:p>3,3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53" calcext:value-type="float">
            <text:p>30,53</text:p>
          </table:table-cell>
          <table:table-cell table:style-name="ce134" table:formula="of:=[.F12]-[.K12]" office:value-type="float" office:value="3.31" calcext:value-type="float">
            <text:p>3,31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1.93" calcext:value-type="float">
            <text:p>11,93</text:p>
          </table:table-cell>
          <table:table-cell table:style-name="ce142" table:formula="of:=[.D12]-[.N12]" office:value-type="float" office:value="3.82" calcext:value-type="float">
            <text:p>3,8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87" calcext:value-type="float">
            <text:p>29,87</text:p>
          </table:table-cell>
          <table:table-cell table:style-name="ce145" table:formula="of:=[.F12]-[.Q12]" office:value-type="float" office:value="3.97" calcext:value-type="float">
            <text:p>3,97</text:p>
          </table:table-cell>
          <table:table-cell table:style-name="ce102"/>
          <table:table-cell table:number-columns-repeated="100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7.21" calcext:value-type="float">
            <text:p>17,21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87" calcext:value-type="float">
            <text:p>32,87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24" calcext:value-type="float">
            <text:p>14,24</text:p>
          </table:table-cell>
          <table:table-cell table:style-name="ce125" table:formula="of:=[.D13]-[.H13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9" calcext:value-type="float">
            <text:p>29,9</text:p>
          </table:table-cell>
          <table:table-cell table:style-name="ce134" table:formula="of:=[.F13]-[.K13]" office:value-type="float" office:value="2.97" calcext:value-type="float">
            <text:p>2,97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3.41" calcext:value-type="float">
            <text:p>13,41</text:p>
          </table:table-cell>
          <table:table-cell table:style-name="ce142" table:formula="of:=[.D13]-[.N13]" office:value-type="float" office:value="3.8" calcext:value-type="float">
            <text:p>3,8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35" calcext:value-type="float">
            <text:p>29,35</text:p>
          </table:table-cell>
          <table:table-cell table:style-name="ce145" table:formula="of:=[.F13]-[.Q13]" office:value-type="float" office:value="3.52" calcext:value-type="float">
            <text:p>3,52</text:p>
          </table:table-cell>
          <table:table-cell table:style-name="ce102"/>
          <table:table-cell table:number-columns-repeated="100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10:.D13])/4" office:value-type="float" office:value="16.43" calcext:value-type="float">
            <text:p>16,43</text:p>
          </table:table-cell>
          <table:table-cell table:style-name="ce114"/>
          <table:table-cell table:style-name="ce118" table:formula="of:=SUM([.F13];[.F12];[.F11];[.F10])/4" office:value-type="float" office:value="31.8475" calcext:value-type="float">
            <text:p>31,85</text:p>
          </table:table-cell>
          <table:table-cell table:style-name="ce123"/>
          <table:table-cell table:style-name="ce111" table:formula="of:=SUM([.H13];[.H12];[.H11];[.H10])/4" office:value-type="float" office:value="14.46" calcext:value-type="float">
            <text:p>14,46</text:p>
          </table:table-cell>
          <table:table-cell table:style-name="ce126"/>
          <table:table-cell table:style-name="ce129"/>
          <table:table-cell table:style-name="ce120" table:formula="of:=SUM([.K13];[.K12];[.K11];[.K10])/4" office:value-type="float" office:value="29.8775" calcext:value-type="float">
            <text:p>29,88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100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1005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99" calcext:value-type="float">
            <text:p>16,99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1.21" calcext:value-type="float">
            <text:p>31,21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02" calcext:value-type="float">
            <text:p>14,02</text:p>
          </table:table-cell>
          <table:table-cell table:style-name="ce125" table:formula="of:=[.D16]-[.H16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24" calcext:value-type="float">
            <text:p>28,24</text:p>
          </table:table-cell>
          <table:table-cell table:style-name="ce134" table:formula="of:=[.F16]-[.K16]" office:value-type="float" office:value="2.97" calcext:value-type="float">
            <text:p>2,97</text:p>
          </table:table-cell>
          <table:table-cell table:style-name="ce139"/>
          <table:table-cell/>
          <table:table-cell table:style-name="ce144"/>
          <table:table-cell table:number-columns-repeated="1009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13" office:value-type="string" calcext:value-type="string">
            <text:p>--</text:p>
          </table:table-cell>
          <table:table-cell table:style-name="ce117" office:value-type="string" calcext:value-type="string">
            <text:p>--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25" office:value-type="string" calcext:value-type="string">
            <text:p>--</text:p>
          </table:table-cell>
          <table:table-cell table:style-name="ce128" office:value-type="string" calcext:value-type="string">
            <text:p>--</text:p>
          </table:table-cell>
          <table:table-cell table:style-name="ce131" office:value-type="string" calcext:value-type="string">
            <text:p>--</text:p>
          </table:table-cell>
          <table:table-cell table:style-name="ce134" office:value-type="string" calcext:value-type="string">
            <text:p>--</text:p>
          </table:table-cell>
          <table:table-cell table:style-name="ce139"/>
          <table:table-cell/>
          <table:table-cell table:style-name="ce144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6" table:formula="of:=IF(ISNUMBER([.C17])=FALSE();&quot;--&quot;;SUM([.C16:.C17])/2)" office:value-type="string" office:string-value="--" calcext:value-type="string">
            <text:p>--</text:p>
          </table:table-cell>
          <table:table-cell table:style-name="ce6" table:formula="of:=IF(ISNUMBER([.D17])=FALSE();&quot;--&quot;;SUM([.D16:.D17])/2)" office:value-type="string" office:string-value="--" calcext:value-type="string">
            <text:p>--</text:p>
          </table:table-cell>
          <table:table-cell table:style-name="ce23" table:formula="of:=IF(ISNUMBER([.E17])=FALSE();&quot;--&quot;;SUM([.E16:.E17])/2)" office:value-type="string" office:string-value="--" calcext:value-type="string">
            <text:p>--</text:p>
          </table:table-cell>
          <table:table-cell table:style-name="ce28" table:formula="of:=IF(ISNUMBER([.F17])=FALSE();&quot;--&quot;;SUM([.F16:.F17])/2)" office:value-type="string" office:string-value="--" calcext:value-type="string">
            <text:p>--</text:p>
          </table:table-cell>
          <table:table-cell table:style-name="ce6" table:formula="of:=IF(ISNUMBER([.G17])=FALSE();&quot;--&quot;;SUM([.G16:.G17])/2)" office:value-type="string" office:string-value="--" calcext:value-type="string">
            <text:p>--</text:p>
          </table:table-cell>
          <table:table-cell table:style-name="ce6" table:formula="of:=IF(ISNUMBER([.H17])=FALSE();&quot;--&quot;;SUM([.H16:.H17])/2)" office:value-type="string" office:string-value="--" calcext:value-type="string">
            <text:p>--</text:p>
          </table:table-cell>
          <table:table-cell table:style-name="ce28" table:formula="of:=IF(ISNUMBER([.I17])=FALSE();&quot;--&quot;;SUM([.I16:.I17])/2)" office:value-type="string" office:string-value="--" calcext:value-type="string">
            <text:p>--</text:p>
          </table:table-cell>
          <table:table-cell table:style-name="ce6" table:formula="of:=IF(ISNUMBER([.J17])=FALSE();&quot;--&quot;;SUM([.J16:.J17])/2)" office:value-type="string" office:string-value="--" calcext:value-type="string">
            <text:p>--</text:p>
          </table:table-cell>
          <table:table-cell table:style-name="ce6" table:formula="of:=IF(ISNUMBER([.K17])=FALSE();&quot;--&quot;;SUM([.K16:.K17])/2)" office:value-type="string" office:string-value="--" calcext:value-type="string">
            <text:p>--</text:p>
          </table:table-cell>
          <table:table-cell table:style-name="ce44" table:formula="of:=IF(ISNUMBER([.L17])=FALSE();&quot;--&quot;;SUM([.L16:.L17])/2)" office:value-type="string" office:string-value="--" calcext:value-type="string">
            <text:p>--</text:p>
          </table:table-cell>
          <table:table-cell table:style-name="ce6"/>
          <table:table-cell table:style-name="ce50"/>
          <table:table-cell table:style-name="ce28"/>
          <table:table-cell table:style-name="ce6" table:number-columns-repeated="3"/>
          <table:table-cell table:style-name="ce50" table:number-columns-repeated="1006"/>
        </table:table-row>
        <table:table-row table:style-name="ro3">
          <table:table-cell table:style-name="ce98" table:number-columns-repeated="2"/>
          <table:table-cell table:style-name="ce14"/>
          <table:table-cell table:style-name="ce19"/>
          <table:table-cell table:style-name="ce114"/>
          <table:table-cell table:style-name="ce119"/>
          <table:table-cell table:style-name="ce124"/>
          <table:table-cell table:style-name="ce107"/>
          <table:table-cell table:style-name="ce126"/>
          <table:table-cell table:style-name="ce130"/>
          <table:table-cell table:style-name="ce132"/>
          <table:table-cell table:style-name="ce135"/>
          <table:table-cell table:style-name="ce140"/>
          <table:table-cell/>
          <table:table-cell table:style-name="ce144"/>
          <table:table-cell table:number-columns-repeated="1009"/>
        </table:table-row>
        <table:table-row table:style-name="ro3">
          <table:table-cell table:style-name="ce7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table:style-name="ce106" office:value-type="float" office:value="18" calcext:value-type="float">
            <text:p>18</text:p>
          </table:table-cell>
          <table:table-cell table:style-name="ce110" office:value-type="float" office:value="16.91" calcext:value-type="float">
            <text:p>16,9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1.18" calcext:value-type="float">
            <text:p>31,18</text:p>
          </table:table-cell>
          <table:table-cell table:style-name="ce122" office:value-type="float" office:value="18" calcext:value-type="float">
            <text:p>18</text:p>
          </table:table-cell>
          <table:table-cell table:style-name="ce106" office:value-type="float" office:value="13.94" calcext:value-type="float">
            <text:p>13,94</text:p>
          </table:table-cell>
          <table:table-cell table:style-name="ce125" table:formula="of:=[.D20]-[.H20]" office:value-type="float" office:value="2.97" calcext:value-type="float">
            <text:p>2,97</text:p>
          </table:table-cell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28.22" calcext:value-type="float">
            <text:p>28,22</text:p>
          </table:table-cell>
          <table:table-cell table:style-name="ce134" table:formula="of:=[.F20]-[.K20]" office:value-type="float" office:value="2.96" calcext:value-type="float">
            <text:p>2,96</text:p>
          </table:table-cell>
          <table:table-cell table:number-columns-repeated="2"/>
          <table:table-cell table:style-name="ce144"/>
          <table:table-cell table:number-columns-repeated="1009"/>
        </table:table-row>
        <table:table-row table:style-name="ro3">
          <table:covered-table-cell table:style-name="ce7" office:value-type="string" calcext:value-type="string">
            <text:p>Ebro zone</text:p>
          </table:covered-table-cell>
          <table:table-cell table:style-name="ce103" office:value-type="string" calcext:value-type="string">
            <text:p>Cadreita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8.21" calcext:value-type="float">
            <text:p>18,2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4.95" calcext:value-type="float">
            <text:p>34,95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5.25" calcext:value-type="float">
            <text:p>15,25</text:p>
          </table:table-cell>
          <table:table-cell table:style-name="ce125" table:formula="of:=[.D21]-[.H21]" office:value-type="float" office:value="2.96" calcext:value-type="float">
            <text:p>2,96</text:p>
          </table:table-cell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31.98" calcext:value-type="float">
            <text:p>31,98</text:p>
          </table:table-cell>
          <table:table-cell table:style-name="ce134" table:formula="of:=[.F21]-[.K21]" office:value-type="float" office:value="2.97" calcext:value-type="float">
            <text:p>2,97</text:p>
          </table:table-cell>
          <table:table-cell table:number-columns-repeated="2"/>
          <table:table-cell table:style-name="ce144"/>
          <table:table-cell table:number-columns-repeated="1009"/>
        </table:table-row>
        <table:table-row table:style-name="ro3">
          <table:table-cell table:number-columns-repeated="2"/>
          <table:table-cell table:style-name="ce96"/>
          <table:table-cell table:style-name="ce111" table:formula="of:=SUM([.D20:.D21])/2" office:value-type="float" office:value="17.56" calcext:value-type="float">
            <text:p>17,56</text:p>
          </table:table-cell>
          <table:table-cell/>
          <table:table-cell table:style-name="ce120" table:formula="of:=SUM([.F20:.F21])/2" office:value-type="float" office:value="33.065" calcext:value-type="float">
            <text:p>33,07</text:p>
          </table:table-cell>
          <table:table-cell/>
          <table:table-cell table:style-name="ce111" table:formula="of:=SUM([.H20:.H21])/2" office:value-type="float" office:value="14.595" calcext:value-type="float">
            <text:p>14,60</text:p>
          </table:table-cell>
          <table:table-cell/>
          <table:table-cell table:style-name="ce102"/>
          <table:table-cell table:style-name="ce120" table:formula="of:=SUM([.K20:.K21])/2" office:value-type="float" office:value="30.1" calcext:value-type="float">
            <text:p>30,1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5"/>
          <table:table-cell table:style-name="ce102"/>
          <table:table-cell table:number-columns-repeated="1014"/>
        </table:table-row>
        <table:table-row table:style-name="ro1">
          <table:table-cell table:number-columns-repeated="2"/>
          <table:table-cell table:style-name="ce105" office:value-type="string" calcext:value-type="string">
            <text:p>ERA5Land height</text:p>
          </table:table-cell>
          <table:table-cell table:style-name="ce105" office:value-type="string" calcext:value-type="string">
            <text:p>Actual heigh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8"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ce98"/>
          <table:table-cell table:number-columns-repeated="101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8"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98"/>
          <table:table-cell table:number-columns-repeated="101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8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8"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8"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8" office:value-type="float" office:value="437.01" calcext:value-type="float">
            <text:p>437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8" office:value-type="float" office:value="358" calcext:value-type="float">
            <text:p>358</text:p>
          </table:table-cell>
          <table:table-cell office:value-type="float" office:value="119" calcext:value-type="float">
            <text:p>119</text:p>
          </table:table-cell>
          <table:table-cell table:number-columns-repeated="5"/>
          <table:table-cell table:style-name="ce98"/>
          <table:table-cell table:number-columns-repeated="101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8" office:value-type="float" office:value="449" calcext:value-type="float">
            <text:p>449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table-cell table:style-name="ce7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office:value-type="float" office:value="555" calcext:value-type="float">
            <text:p>555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>
          <table:covered-table-cell table:style-name="ce7"/>
          <table:table-cell table:style-name="ce103" office:value-type="string" calcext:value-type="string">
            <text:p>Cadreita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table:style-name="ce102"/>
          <table:table-cell table:number-columns-repeated="1014"/>
        </table:table-row>
        <table:table-row table:style-name="ro3" table:number-rows-repeated="2">
          <table:table-cell table:number-columns-repeated="9"/>
          <table:table-cell table:style-name="ce98"/>
          <table:table-cell table:number-columns-repeated="1014"/>
        </table:table-row>
        <table:table-row table:style-name="ro1">
          <table:table-cell table:number-columns-repeated="9"/>
          <table:table-cell table:style-name="ce96"/>
          <table:table-cell table:number-columns-repeated="1014"/>
        </table:table-row>
        <table:table-row table:style-name="ro3">
          <table:table-cell table:number-columns-repeated="9"/>
          <table:table-cell table:style-name="ce98"/>
          <table:table-cell table:number-columns-repeated="1014"/>
        </table:table-row>
        <table:table-row table:style-name="ro3" table:number-rows-repeated="2">
          <table:table-cell table:number-columns-repeated="9"/>
          <table:table-cell table:style-name="ce103"/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23:54:08.6726355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45:05</meta:creation-date>
    <dc:language>es-ES</dc:language>
    <dc:date>2020-07-02T00:48:33.151175360</dc:date>
    <meta:editing-cycles>51</meta:editing-cycles>
    <meta:editing-duration>PT9H19M49S</meta:editing-duration>
    <meta:generator>LibreOffice/6.4.3.2$Linux_X86_64 LibreOffice_project/40$Build-2</meta:generator>
    <meta:document-statistic meta:table-count="1" meta:cell-count="285" meta:object-count="0"/>
  </office:meta>
</office:document-meta>
</file>